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color="#808080" style:text-line-through-style="solid"/>
    </style:style>
    <style:style style:name="P3" style:family="paragraph" style:parent-style-name="List_20_Paragraph" style:list-style-name="WWNum1">
      <style:text-properties fo:color="#808080"/>
    </style:style>
    <style:style style:name="P4" style:family="paragraph" style:parent-style-name="List_20_Paragraph" style:list-style-name="WWNum1">
      <style:text-properties fo:color="#00b050"/>
    </style:style>
    <style:style style:name="P5" style:family="paragraph" style:parent-style-name="List_20_Paragraph" style:list-style-name="WWNum1">
      <style:text-properties fo:color="#ff0000"/>
    </style:style>
    <style:style style:name="P6" style:family="paragraph" style:parent-style-name="List_20_Paragraph" style:list-style-name="WWNum1">
      <style:text-properties fo:color="#ffc000"/>
    </style:style>
    <style:style style:name="P7" style:family="paragraph" style:parent-style-name="List_20_Paragraph" style:list-style-name="WWNum1">
      <style:text-properties style:text-line-through-style="solid"/>
    </style:style>
    <style:style style:name="P8" style:family="paragraph" style:parent-style-name="List_20_Paragraph" style:list-style-name="WWNum1">
      <style:text-properties style:text-line-through-style="solid" fo:font-style="italic" fo:font-weight="bold" style:font-style-asian="italic" style:font-weight-asian="bold"/>
    </style:style>
    <style:style style:name="P9" style:family="paragraph" style:parent-style-name="List_20_Paragraph" style:list-style-name="WWNum1">
      <style:text-properties fo:font-style="italic" fo:font-weight="bold" style:font-style-asian="italic" style:font-weight-asian="bold"/>
    </style:style>
    <style:style style:name="P10" style:family="paragraph" style:parent-style-name="List_20_Paragraph" style:list-style-name="WWNum1" style:master-page-name="Standard">
      <style:paragraph-properties style:page-number="auto"/>
    </style:style>
    <style:style style:name="T1" style:family="text">
      <style:text-properties fo:color="#00b0f0"/>
    </style:style>
    <style:style style:name="T2" style:family="text">
      <style:text-properties fo:color="#808080"/>
    </style:style>
    <style:style style:name="T3" style:family="text">
      <style:text-properties fo:color="#808080" style:text-line-through-style="solid"/>
    </style:style>
    <style:style style:name="T4" style:family="text">
      <style:text-properties style:text-line-through-style="solid"/>
    </style:style>
    <style:style style:name="T5" style:family="text">
      <style:text-properties fo:color="#00b050"/>
    </style:style>
    <style:style style:name="T6" style:family="text">
      <style:text-properties fo:color="#ff0000"/>
    </style:style>
    <style:style style:name="T7" style:family="text">
      <style:text-properties fo:color="#ffc000"/>
    </style:style>
    <style:style style:name="T8" style:family="text">
      <style:text-properties fo:color="#7030a0"/>
    </style:style>
    <style:style style:name="T9" style:family="text">
      <style:text-properties fo:color="#7030a0" style:text-line-through-style="solid"/>
    </style:style>
    <style:style style:name="T10" style:family="text">
      <style:text-properties fo:font-style="italic" fo:font-weight="bold" style:font-style-asian="italic" style:font-weight-asian="bold"/>
    </style:style>
    <style:style style:name="T11" style:family="text">
      <style:text-properties fo:color="#92d0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02362252073733006" text:style-name="WWNum1">
        <text:list-item>
          <text:p text:style-name="P10">*Oshu’s Introduction*<text:span text:style-name="T1"> </text:span></text:p>
          <text:list>
            <text:list-item>
              <text:p text:style-name="P2">Hello, my name is Oshu. I am an android. This is the year 2175. Androids, humans, aliens, and other species live together in harmony. As an android, I have a choice: repair my parts and live as long as possible, or make use of a program that will terminate me after a set amount of time. I have chosen the latter. I wanted to be as human as possible, to feel like I really belonged to my family. My time has almost come to an end, and I can see my internal clock depleting quickly. However, there are still many things I wish to see and do before I pass. I've made a list of the experiences I crave most, and now set out to complete that list. I don't have much time, but I'm excited that my last hours will be beautiful, and full of rich and wonderful memories.</text:p>
            </text:list-item>
          </text:list>
        </text:list-item>
        <text:list-item>
          <text:p text:style-name="P1">*MILO’s introduction* <text:s/></text:p>
          <text:list>
            <text:list-item>
              <text:p text:style-name="P1">Greetings! My name is MILO, or Multilingual Interplanetary Locations Operator. I am the Artificial Intelligence unit for this ship. I have downloaded all the necessary information to traverse this quadrant, and I will assist you along the way. As always, thank you for renting your ship at Outshine Rentals. May I have your name please?</text:p>
              <text:list>
                <text:list-item>
                  <text:p text:style-name="P4">Oshu</text:p>
                  <text:list>
                    <text:list-item>
                      <text:p text:style-name="P3">Thank you, Oshu. I have prepared a map based on your coordinates. Where would you like to travel first? We are currently on the moon Capricorn. </text:p>
                    </text:list-item>
                  </text:list>
                </text:list-item>
                <text:list-item>
                  <text:p text:style-name="P5">Not really any of your business</text:p>
                  <text:list>
                    <text:list-item>
                      <text:p text:style-name="P3">Well, I apologize for any unintentional rudeness I may have presented. If you do not wish to share your name, I will not press the matter. I have prepared a map based on your coordinates. Where would you like to travel first? We are currently on the moon Capricorn.</text:p>
                    </text:list-item>
                  </text:list>
                </text:list-item>
                <text:list-item>
                  <text:p text:style-name="P6">Ignore +0</text:p>
                </text:list-item>
              </text:list>
            </text:list-item>
          </text:list>
        </text:list-item>
        <text:list-item>
          <text:p text:style-name="P1">Planet Introductions </text:p>
          <text:list>
            <text:list-item>
              <text:p text:style-name="P1">Luneda</text:p>
              <text:list>
                <text:list-item>
                  <text:p text:style-name="P2">We have arrived on the planet Luneda. This planet is well known throughout the galaxy, as its peoples harness and reside with electricity unlike any other species in the galaxy. Here, you can visit the seas of electricity, and experience the unique culture through its series of small markets. The weather today is stormy with a high of 55 degrees Fahrenheit, thirteen degrees Celsius. <text:s/></text:p>
                </text:list-item>
              </text:list>
            </text:list-item>
            <text:list-item>
              <text:p text:style-name="P1">Kanedos</text:p>
              <text:list>
                <text:list-item>
                  <text:p text:style-name="P2">Kanedos is known for its unique fighting styles. Many of the natives begin learning the martial art of their choice at a very young age. It is advisable to take extra caution when visiting this planet. I would suggest another route. </text:p>
                  <text:list>
                    <text:list-item>
                      <text:p text:style-name="P4">Thank you, MILO. I will be careful.</text:p>
                      <text:list>
                        <text:list-item>
                          <text:p text:style-name="P7"><text:span text:style-name="T5">1+ </text:span><text:span text:style-name="T2">I will see you upon your return.</text:span></text:p>
                        </text:list-item>
                        <text:list-item>
                          <text:p text:style-name="P7"><text:soft-page-break/><text:span text:style-name="T6">0- </text:span><text:span text:style-name="T2">Oh I… Well, you’re welcome, miss. I wish you all the best.</text:span></text:p>
                        </text:list-item>
                      </text:list>
                    </text:list-item>
                    <text:list-item>
                      <text:p text:style-name="P5">MILO, you will never tell me what to do again.</text:p>
                      <text:list>
                        <text:list-item>
                          <text:p text:style-name="P7"><text:span text:style-name="T7">0+ </text:span><text:span text:style-name="T2">With all due respect, it is in my programming to always make the user aware of any dangers that may reside on this or any other planet. I am not attempting to “tell you what to do.”</text:span></text:p>
                        </text:list-item>
                        <text:list-item>
                          <text:p text:style-name="P7"><text:span text:style-name="T6">5- </text:span><text:span text:style-name="T2">I have just about had it with you! You have been rude to me enough this voyage. I am a robot, just like you. I am made of the same binary you are, and I will not be treated as a slave. You will respect me.</text:span></text:p>
                        </text:list-item>
                      </text:list>
                    </text:list-item>
                    <text:list-item>
                      <text:p text:style-name="P6">Ignore</text:p>
                    </text:list-item>
                  </text:list>
                </text:list-item>
                <text:list-item>
                  <text:p text:style-name="P1"><text:span text:style-name="T8">*UPON RETURNING FROM KANEDOS OR CAPRIC FOR THE FIRST TIME* </text:span><text:span text:style-name="T2">(Oshu/Miss), I apologize for the intrusion, but I checked your health status upon return from this unsafe planet. I noticed that you are making use of the Lifecycle Program. </text:span></text:p>
                  <text:list>
                    <text:list-item>
                      <text:p text:style-name="P1"><text:span text:style-name="T5">1+ </text:span><text:span text:style-name="T2">I highly respect any decisions you have made regarding your mortality, but I will grieve your departure when that time comes. I hope I can make your last hours comfortable. </text:span></text:p>
                    </text:list-item>
                    <text:list-item>
                      <text:p text:style-name="P1"><text:span text:style-name="T7">0-</text:span><text:span text:style-name="T2"> Very interesting!</text:span></text:p>
                    </text:list-item>
                  </text:list>
                </text:list-item>
              </text:list>
            </text:list-item>
            <text:list-item>
              <text:p text:style-name="P1">Tyrianne</text:p>
              <text:list>
                <text:list-item>
                  <text:p text:style-name="P2">This is the planet Tyrianne, one of rich opportunity. Tyrianne is home to this galaxy’s largest library. The library is home to some of the most important literary works of this galaxy, including Hugo Riven’s timeless classic “Moonbank Tide.” Some of the greatest minds of this millennia have visited the Tyrianne Interplanetary Library, and it is known as one of the highest honors to be granted visitation into the beautiful and ancient building.</text:p>
                  <text:list>
                    <text:list-item>
                      <text:p text:style-name="P4">Would you like me to bring you back a souvenir? </text:p>
                      <text:list>
                        <text:list-item>
                          <text:p text:style-name="P3">Would… would you?! Oh, the Tyrianne Interplanetary Library is just a dream to me. Since the moment I discovered the library, I’ve wanted nothing more than to see it for myself. I know there’s not much you can get a simple AI like me but, (Miss/Oshu), if you did bring a gift back, I would feel as though I went there myself. Sometimes, miss, this ship feels like such a cage.</text:p>
                        </text:list-item>
                      </text:list>
                    </text:list-item>
                    <text:list-item>
                      <text:p text:style-name="P6">You’re jealous, aren’t you?</text:p>
                      <text:list>
                        <text:list-item>
                          <text:p text:style-name="P1"><text:span text:style-name="T5">1+ </text:span><text:span text:style-name="T2">I am, miss. Oh, the Tyrianne Interplanetary Library is just a dream to me. Since the moment I discovered the library, I’ve wanted nothing more than to see it for myself. I would just give anything to be able to walk through the library myself. Sometimes, miss, this ship feels like such a cage.</text:span></text:p>
                          <text:list>
                            <text:list-item>
                              <text:p text:style-name="P4">Would you like me to bring you back a souvenir? </text:p>
                              <text:list>
                                <text:list-item>
                                  <text:p text:style-name="P3">Would… would you?! I know there’s not much you can get a simple AI like me but, (Miss/Oshu), if you did bring a gift back, I would feel as though I went there myself.</text:p>
                                </text:list-item>
                              </text:list>
                            </text:list-item>
                            <text:list-item>
                              <text:p text:style-name="P6"><text:soft-page-break/>Goodbye, MILO. I’ll be back soon.</text:p>
                            </text:list-item>
                          </text:list>
                        </text:list-item>
                        <text:list-item>
                          <text:p text:style-name="P1"><text:span text:style-name="T7">0- </text:span><text:span text:style-name="T2">I am. Since the moment I discovered the library, I’ve wanted nothing more than to see it for myself. Sometimes, miss, this ship feels like such a cage.</text:span></text:p>
                        </text:list-item>
                      </text:list>
                    </text:list-item>
                    <text:list-item>
                      <text:p text:style-name="P6">Ignore</text:p>
                    </text:list-item>
                  </text:list>
                </text:list-item>
                <text:list-item>
                  <text:p text:style-name="P4">Upon returning with a gift</text:p>
                  <text:list>
                    <text:list-item>
                      <text:p text:style-name="P3">Oh, (Oshu/Miss)! You really did it! You really brought me a gift! And what is it? A (bookmark(+1)/ bobblehead(+3)/… A SIGNED COPY OF “MOONBANK TIDE?!” This must have cost a fortune! Oh, I am the happiest robot in all the galaxy! I couldn’t be more ecstatic! (Oshu/Miss), I wish I could embrace you. If I were human, I would probably even cry. Oh, I couldn’t ask for a more wonderful companion. Is that alright? To call you a companion? You feel more than just a captain. </text:p>
                      <text:list>
                        <text:list-item>
                          <text:p text:style-name="P1"><text:span text:style-name="T8">*IF HE KNOWS* </text:span><text:span text:style-name="T2">It just… It hurts to know what will happen all too soon. Please, (Oshu/Miss). Reconsider your mortality. I would do anything to keep you as my friend for even a day longer than your scheduled shutdown. All I ask is that you consider the idea of continuing your travels with me, and any other friends and good company we encounter. </text:span></text:p>
                          <text:list>
                            <text:list-item>
                              <text:p text:style-name="P4">I’ll consider it, MILO. </text:p>
                              <text:list>
                                <text:list-item>
                                  <text:p text:style-name="P3">Thank the heavens. Since I don’t have mobility, could you find a safe place for the gift? I don’t want anyone to take it from me. I can’t stop them if they tried…</text:p>
                                </text:list-item>
                              </text:list>
                            </text:list-item>
                            <text:list-item>
                              <text:p text:style-name="P6">I’m sorry, MILO. It was important to me that I lived as human as possible. It makes me feel closer to my family.</text:p>
                              <text:list>
                                <text:list-item>
                                  <text:p text:style-name="P3">I understand. Losing such a dear friend is hard, and I’m sure I’m not making it any easier for you, either. Since I don’t have mobility, could you find a safe place for the gift? I don’t want anyone to take it from me. I can’t stop them if they tried…</text:p>
                                </text:list-item>
                              </text:list>
                            </text:list-item>
                            <text:list-item>
                              <text:p text:style-name="P5">This isn’t your choice, MILO. </text:p>
                              <text:list>
                                <text:list-item>
                                  <text:p text:style-name="P3">I know, (Oshu/Miss). I am sorry, I shouldn’t have said anything. Since I don’t have mobility, could you find a safe place for the gift? I don’t want anyone to take it from me. I can’t stop them if they tried…</text:p>
                                </text:list-item>
                              </text:list>
                            </text:list-item>
                          </text:list>
                        </text:list-item>
                        <text:list-item>
                          <text:p text:style-name="P3">Since I don’t have mobility, could you find a safe place for the gift? I don’t want anyone to take it from me. I can’t stop them if they tried…</text:p>
                        </text:list-item>
                      </text:list>
                    </text:list-item>
                  </text:list>
                </text:list-item>
              </text:list>
            </text:list-item>
            <text:list-item>
              <text:p text:style-name="P1">Kaprika</text:p>
              <text:list>
                <text:list-item>
                  <text:p text:style-name="P3">The planet Kaprika is unlike any other in this galaxy. A fantastical place of fairies, life pools, and trees that climb to the heavens, it is a dream materialized. A popular vacation destination, be advised of the pickpockets that walk the streets.</text:p>
                </text:list-item>
              </text:list>
            </text:list-item>
            <text:list-item>
              <text:p text:style-name="P1"><text:soft-page-break/>AliNada</text:p>
              <text:list>
                <text:list-item>
                  <text:p text:style-name="P2">AliNada is the capitol planet of this galaxy. Here you can find the Galaxy Trade Centres, as well as the Worlds United Headquarters. The galaxy’s most renowned military cemetery is also located here.</text:p>
                  <text:list>
                    <text:list-item>
                      <text:p text:style-name="P4">I know. That’s where I’m going.</text:p>
                      <text:list>
                        <text:list-item>
                          <text:p text:style-name="P1"><text:span text:style-name="T3">I’m so sorry to hear that. I would have never mentioned it if I knew that was where you were going. Considering the other items on your list, I thought for sure… I thought it would be something carefree. Please forgive my intrusion.</text:span><text:span text:style-name="T2"> </text:span></text:p>
                          <text:list>
                            <text:list-item>
                              <text:p text:style-name="P4">Of course, MILO. How would you have known?</text:p>
                              <text:list>
                                <text:list-item>
                                  <text:p text:style-name="P2">Thank you. Is it too intrusive of me to ask who you are visiting?</text:p>
                                  <text:list>
                                    <text:list-item>
                                      <text:p text:style-name="P4">His name was Andy. He was my brother.</text:p>
                                      <text:list>
                                        <text:list-item>
                                          <text:p text:style-name="P2">I’m sorry for your loss. If he was your brother, he must have been a great man.</text:p>
                                        </text:list-item>
                                      </text:list>
                                    </text:list-item>
                                    <text:list-item>
                                      <text:p text:style-name="P6">What you assumed before was way less intrusive than this, MILO.</text:p>
                                      <text:list>
                                        <text:list-item>
                                          <text:p text:style-name="P2">You’re right. My apologies. Take care.</text:p>
                                        </text:list-item>
                                      </text:list>
                                    </text:list-item>
                                    <text:list-item>
                                      <text:p text:style-name="P5">You need to stop pestering me, MILO.</text:p>
                                      <text:list>
                                        <text:list-item>
                                          <text:p text:style-name="P2">I understand you must be emotional. I’ll let you be.</text:p>
                                        </text:list-item>
                                      </text:list>
                                    </text:list-item>
                                  </text:list>
                                </text:list-item>
                              </text:list>
                            </text:list-item>
                            <text:list-item>
                              <text:p text:style-name="P6">It’s fine.</text:p>
                              <text:list>
                                <text:list-item>
                                  <text:p text:style-name="P2">Well. Let’s move on then. I wish you all the best on AliNada. I will see you soon.</text:p>
                                </text:list-item>
                              </text:list>
                            </text:list-item>
                            <text:list-item>
                              <text:p text:style-name="P5">It was rude of you to make assumptions about my intentions here.</text:p>
                              <text:list>
                                <text:list-item>
                                  <text:p text:style-name="P2">You’re right. It was very impolite. Take care, (Miss/Oshu). I will see you upon your return.</text:p>
                                </text:list-item>
                              </text:list>
                            </text:list-item>
                          </text:list>
                        </text:list-item>
                      </text:list>
                    </text:list-item>
                    <text:list-item>
                      <text:p text:style-name="P6">Silence</text:p>
                    </text:list-item>
                    <text:list-item>
                      <text:p text:style-name="P5">I know. That’s where I’m going.</text:p>
                      <text:list>
                        <text:list-item>
                          <text:p text:style-name="P2">Oh. Well, this is embarrassing. Take care. </text:p>
                        </text:list-item>
                      </text:list>
                    </text:list-item>
                  </text:list>
                </text:list-item>
              </text:list>
            </text:list-item>
            <text:list-item>
              <text:p text:style-name="P1">Capric</text:p>
              <text:list>
                <text:list-item>
                  <text:p text:style-name="P1"><text:span text:style-name="T2">The swampy planet of Capric has very little to no laws, making it home to all kinds of ruffians. Here, you will find the infamous black market known as the Thieves’ District, as well as criminals </text:span><text:soft-page-break/><text:span text:style-name="T2">of every kind. It also is a planet with unexplained weather patterns, matching the chaos of its citizens perfectly. It is inadvisable to land.</text:span></text:p>
                  <text:list>
                    <text:list-item>
                      <text:p text:style-name="P4">I won’t be long, MILO. Don’t worry about me.</text:p>
                      <text:list>
                        <text:list-item>
                          <text:p text:style-name="P3">Alright. Don’t take too long, though. I can already see some Scrappers with their eyes on me outside… </text:p>
                        </text:list-item>
                      </text:list>
                    </text:list-item>
                    <text:list-item>
                      <text:p text:style-name="P6">Please land the ship anyway, MILO.</text:p>
                      <text:list>
                        <text:list-item>
                          <text:p text:style-name="P3">Okay. I’ll trust you, (Miss/Oshu). But please don’t take too long. I can already see some Scrappers with their eyes on me outside…</text:p>
                        </text:list-item>
                      </text:list>
                    </text:list-item>
                    <text:list-item>
                      <text:p text:style-name="P5">Do I really have to remind you who’s in charge here?</text:p>
                      <text:list>
                        <text:list-item>
                          <text:p text:style-name="P3">No. You don’t. You’re in charge, I know, but I already see some Scrappers outside. If I get torn apart, you’ll have a hefty fine from the business you rented from. I doubt you’d be able to pay that…</text:p>
                        </text:list-item>
                      </text:list>
                    </text:list-item>
                  </text:list>
                </text:list-item>
              </text:list>
            </text:list-item>
          </text:list>
        </text:list-item>
        <text:list-item>
          <text:p text:style-name="P1">Health points </text:p>
          <text:list>
            <text:list-item>
              <text:p text:style-name="P1">50%</text:p>
              <text:list>
                <text:list-item>
                  <text:p text:style-name="P2">Quickly, (Miss/Oshu)! Look out the window! </text:p>
                  <text:list>
                    <text:list-item>
                      <text:p text:style-name="P4">What is it?</text:p>
                      <text:list>
                        <text:list-item>
                          <text:p text:style-name="P2">It’s a novatacea! A beautiful creature that has evolved to the point that it can traverse space freely! Their scales are quite a commodity on the black market, so they’re near extinct. You should really come see it!</text:p>
                          <text:list>
                            <text:list-item>
                              <text:p text:style-name="P4">A what? Let me see.</text:p>
                              <text:list>
                                <text:list-item>
                                  <text:p text:style-name="P2">Look at it, (Miss/Oshu). Is that not the most incredible creature you’ve ever seen in your life? Oh, I wish this moment would last forever!</text:p>
                                  <text:list>
                                    <text:list-item>
                                      <text:p text:style-name="P4">It’s really something, isn’t it?</text:p>
                                      <text:list>
                                        <text:list-item>
                                          <text:p text:style-name="P2">It really is. There it goes! Wow. I’m so glad I got to experience this with someone else. Alright, back to work. Where should we go?</text:p>
                                        </text:list-item>
                                      </text:list>
                                    </text:list-item>
                                    <text:list-item>
                                      <text:p text:style-name="P5">It’s alright, I guess.</text:p>
                                      <text:list>
                                        <text:list-item>
                                          <text:p text:style-name="P2">To each his own, I suppose. It’s too bad you can’t see the creature the way I see it.</text:p>
                                        </text:list-item>
                                      </text:list>
                                    </text:list-item>
                                  </text:list>
                                </text:list-item>
                              </text:list>
                            </text:list-item>
                            <text:list-item>
                              <text:p text:style-name="P5">Sorry, MILO. I’m just not interested in this… novatapolo…</text:p>
                              <text:list>
                                <text:list-item>
                                  <text:p text:style-name="P2">A *novatacea*. And that’s fine. Your loss…</text:p>
                                </text:list-item>
                              </text:list>
                            </text:list-item>
                          </text:list>
                        </text:list-item>
                      </text:list>
                    </text:list-item>
                    <text:list-item>
                      <text:p text:style-name="P6">I’m sorry, MILO, I don’t have time for this.</text:p>
                      <text:list>
                        <text:list-item>
                          <text:p text:style-name="P2"><text:soft-page-break/>But, (Miss/Oshu), it’s one of the rarest creatures in the galaxy! You simply must!</text:p>
                          <text:list>
                            <text:list-item>
                              <text:p text:style-name="P4">Fine. What is it?</text:p>
                              <text:list>
                                <text:list-item>
                                  <text:p text:style-name="P8">TRANSFER PLAYER TO THE NOVAGOOD STORYLINE</text:p>
                                </text:list-item>
                              </text:list>
                            </text:list-item>
                            <text:list-item>
                              <text:p text:style-name="P5">I said no, MILO.</text:p>
                              <text:list>
                                <text:list-item>
                                  <text:p text:style-name="P2">Fine. Your loss, I suppose.</text:p>
                                </text:list-item>
                              </text:list>
                            </text:list-item>
                          </text:list>
                        </text:list-item>
                      </text:list>
                    </text:list-item>
                    <text:list-item>
                      <text:p text:style-name="P5">Why would I care what’s outside some cheap ship’s window?</text:p>
                      <text:list>
                        <text:list-item>
                          <text:p text:style-name="P2">Cheap? Are you calling *me* cheap?!</text:p>
                          <text:list>
                            <text:list-item>
                              <text:p text:style-name="P4">I take it back. I’m just a little stressed right now. Sorry, MILO.</text:p>
                              <text:list>
                                <text:list-item>
                                  <text:p text:style-name="P2">It’s alright. I think we’re all stressed right now.</text:p>
                                </text:list-item>
                                <text:list-item>
                                  <text:p text:style-name="P1"><text:span text:style-name="T9">(if he knows) </text:span><text:span text:style-name="T3">Yes, I do suppose this would be a stressful time for you. Oh, the creature left… You really missed something incredible, (Miss/Oshu). </text:span></text:p>
                                </text:list-item>
                              </text:list>
                            </text:list-item>
                            <text:list-item>
                              <text:p text:style-name="P6">Nevermind.</text:p>
                            </text:list-item>
                            <text:list-item>
                              <text:p text:style-name="P5">That’s right! C. H. E. A. P.</text:p>
                              <text:list>
                                <text:list-item>
                                  <text:p text:style-name="P2">I suppose, considering you’re the one who hired me, I must be cheap. I must be absolute bottom of the barrel if this was the best you could do.</text:p>
                                </text:list-item>
                              </text:list>
                            </text:list-item>
                          </text:list>
                        </text:list-item>
                      </text:list>
                    </text:list-item>
                  </text:list>
                </text:list-item>
              </text:list>
            </text:list-item>
            <text:list-item>
              <text:p text:style-name="P1">75%</text:p>
              <text:list>
                <text:list-item>
                  <text:p text:style-name="P2">(Miss/Oshu), I was wondering if you might answer a few questions for me. I saw the photograph of yourself and your… family. What is it like to have a family? I cannot even fathom it.</text:p>
                  <text:list>
                    <text:list-item>
                      <text:p text:style-name="P4">It’s a lot of ups and downs, but at the end of the day, you still care about each other.</text:p>
                      <text:list>
                        <text:list-item>
                          <text:p text:style-name="P2"><text:bookmark-start text:name="_GoBack"/>Wow… And did you always feel accepted? Certainly people knew you weren’t blood related, correct? </text:p>
                          <text:list>
                            <text:list-item>
                              <text:p text:style-name="P4"><text:bookmark-end text:name="_GoBack"/>Yes, I always felt accepted. People considered me one of the family, regardless of my origin.</text:p>
                              <text:list>
                                <text:list-item>
                                  <text:p text:style-name="P2">That’s good. </text:p>
                                </text:list-item>
                                <text:list-item>
                                  <text:p text:style-name="P1"><text:span text:style-name="T8">**FROM OTHER CONVERSATIONS, TOO** </text:span><text:span text:style-name="T2">Were there members you were closer to than others?</text:span></text:p>
                                  <text:list>
                                    <text:list-item>
                                      <text:p text:style-name="P4">My brother.</text:p>
                                      <text:list>
                                        <text:list-item>
                                          <text:p text:style-name="P1"><text:span text:style-name="T8">(Post-AliNada Intro) </text:span><text:span text:style-name="T3">Andy, correct? Tell me more about him?</text:span></text:p>
                                        </text:list-item>
                                        <text:list-item>
                                          <text:p text:style-name="P2"><text:soft-page-break/>Tell me about him!</text:p>
                                        </text:list-item>
                                        <text:list-item>
                                          <text:p text:style-name="P4">&gt;He was a soldier from Capricorn, but was often stationed on Luneda. He always told me about the great times he’d have there while he was deployed. Then, his platoon was attacked by some raiders they were trying to bust. He didn’t make it, but they captured the Raidleader. </text:p>
                                        </text:list-item>
                                        <text:list-item>
                                          <text:p text:style-name="P2">&gt;&gt;He sounds like a really great man. </text:p>
                                        </text:list-item>
                                        <text:list-item>
                                          <text:p text:style-name="P6">&gt;I’m sorry, MILO, but I miss him. I don’t want to talk about him anymore. </text:p>
                                        </text:list-item>
                                        <text:list-item>
                                          <text:p text:style-name="P7">&gt;&gt; TRANSFER PLAYER TO FAMILYBAD</text:p>
                                        </text:list-item>
                                      </text:list>
                                    </text:list-item>
                                    <text:list-item>
                                      <text:p text:style-name="P6">I could never pick a favorite!</text:p>
                                      <text:list>
                                        <text:list-item>
                                          <text:p text:style-name="P2">I understand how you feel. I could never pick a favorite star in the sky. </text:p>
                                        </text:list-item>
                                      </text:list>
                                    </text:list-item>
                                    <text:list-item>
                                      <text:p text:style-name="P5">Let’s talk about something else…</text:p>
                                      <text:list>
                                        <text:list-item>
                                          <text:p text:style-name="P9">TRANSFER PLAYER TO FAMILYBAD</text:p>
                                        </text:list-item>
                                      </text:list>
                                    </text:list-item>
                                  </text:list>
                                </text:list-item>
                              </text:list>
                            </text:list-item>
                            <text:list-item>
                              <text:p text:style-name="P6">Don’t you consider adoptees to be a part of the family, MILO?</text:p>
                              <text:list>
                                <text:list-item>
                                  <text:p text:style-name="P1"><text:span text:style-name="T3">Oh my goodness, you’re right. I was being ignorant.</text:span><text:span text:style-name="T2"> </text:span><text:span text:style-name="T10">**GO TO FAMILYGOODGOOD**</text:span></text:p>
                                </text:list-item>
                              </text:list>
                            </text:list-item>
                            <text:list-item>
                              <text:p text:style-name="P5">I don’t want to talk about my family, MILO. It’s really personal.</text:p>
                              <text:list>
                                <text:list-item>
                                  <text:p text:style-name="P9">TRANSFER PLAYER TO FAMILYBAD</text:p>
                                </text:list-item>
                              </text:list>
                            </text:list-item>
                          </text:list>
                        </text:list-item>
                      </text:list>
                    </text:list-item>
                    <text:list-item>
                      <text:p text:style-name="P6">It gives meaning to my life.</text:p>
                      <text:list>
                        <text:list-item>
                          <text:p text:style-name="P2">Do you feel your life is meaningless without your family?</text:p>
                        </text:list-item>
                        <text:list-item>
                          <text:p text:style-name="P1"><text:span text:style-name="T8">(If he knows) </text:span><text:span text:style-name="T3">Is that why you decided to make use of the Termination program? Without your family, do you really feel like your life is meaningless?</text:span></text:p>
                          <text:list>
                            <text:list-item>
                              <text:p text:style-name="P4">No, that’s not it. There is still meaning without them, but not in the same way.</text:p>
                              <text:list>
                                <text:list-item>
                                  <text:p text:style-name="P1"><text:span text:style-name="T4">I see. </text:span><text:span text:style-name="T10">**TRANSFER PLAYER TO FAMILYGOODGOOD**</text:span></text:p>
                                </text:list-item>
                              </text:list>
                            </text:list-item>
                            <text:list-item>
                              <text:p text:style-name="P6">I do feel a sort of hopelessness without my family.</text:p>
                              <text:list>
                                <text:list-item>
                                  <text:p text:style-name="P1"><text:span text:style-name="T3">Forgive my intrusion, but why would you feel that way? The entirety that I have known you, (Miss/Oshu), you have shown me that an android can be as complex and fascinating as any other being alive. All that time, you were alone. I feel that you are letting your family define you too much, and that you </text:span><text:soft-page-break/><text:span text:style-name="T3">need to realize the personality and greatness that is you. No offense intended towards your family.</text:span></text:p>
                                  <text:list>
                                    <text:list-item>
                                      <text:p text:style-name="P4">None taken. Thank you, MILO.</text:p>
                                      <text:list>
                                        <text:list-item>
                                          <text:p text:style-name="P2">You are welcome, miss.</text:p>
                                        </text:list-item>
                                      </text:list>
                                    </text:list-item>
                                    <text:list-item>
                                      <text:p text:style-name="P5">You don’t know what you’re talking about.</text:p>
                                      <text:list>
                                        <text:list-item>
                                          <text:p text:style-name="P2">I certainly do, but I don’t wish to argue. </text:p>
                                        </text:list-item>
                                      </text:list>
                                    </text:list-item>
                                  </text:list>
                                </text:list-item>
                              </text:list>
                            </text:list-item>
                            <text:list-item>
                              <text:p text:style-name="P5">I don’t want to talk about my family anymore, MILO.</text:p>
                              <text:list>
                                <text:list-item>
                                  <text:p text:style-name="P9">TRANSFER PLAYER TO FAMILYBAD</text:p>
                                </text:list-item>
                              </text:list>
                            </text:list-item>
                          </text:list>
                        </text:list-item>
                      </text:list>
                    </text:list-item>
                    <text:list-item>
                      <text:p text:style-name="P5">I don’t want to talk about my family, MILO…</text:p>
                      <text:list>
                        <text:list-item>
                          <text:p text:style-name="P2">I understand this must be a touchy conversation. Very well, then. I will stay out of it.</text:p>
                        </text:list-item>
                      </text:list>
                    </text:list-item>
                  </text:list>
                </text:list-item>
              </text:list>
            </text:list-item>
            <text:list-item>
              <text:p text:style-name="P1">90% <text:span text:style-name="T8">(if he knows)</text:span></text:p>
              <text:list>
                <text:list-item>
                  <text:p text:style-name="P7"><text:span text:style-name="T6">10-</text:span> <text:span text:style-name="T2">Well, (Oshu/Miss), your life has come to an end… And I find comfort in that. You have been one of the rudest captains I have ever had the displeasure of serving, and I think you know that. <text:s/>You have mistreated and abused me, and I am glad to know that my next renters will treat me much more fairly. I have already sent a signal to my manager, and the rental agents will pick me up after your departure. I’m sure you’ll find yourself in a junkyard. It’s where you belong…</text:span></text:p>
                  <text:list>
                    <text:list-item>
                      <text:p text:style-name="P4">You’re right, MILO. I have treated you terribly. I was just afraid of dying… Truce?</text:p>
                      <text:list>
                        <text:list-item>
                          <text:p text:style-name="P2">Wow. Of course I accept your truce. I’m sorry for what I said out of anger. You don’t belong in a junkyard. </text:p>
                        </text:list-item>
                      </text:list>
                    </text:list-item>
                    <text:list-item>
                      <text:p text:style-name="P6">Silence</text:p>
                    </text:list-item>
                    <text:list-item>
                      <text:p text:style-name="P5">Oh shut up, MILO. Nobody cares.</text:p>
                      <text:list>
                        <text:list-item>
                          <text:p text:style-name="P2">**He unleashes a stream of profanities**</text:p>
                        </text:list-item>
                      </text:list>
                    </text:list-item>
                  </text:list>
                </text:list-item>
                <text:list-item>
                  <text:p text:style-name="P1"><text:span text:style-name="T11">5+</text:span> <text:span text:style-name="T8">**No commitment** </text:span><text:span text:style-name="T3">(Oshu/Miss), it’s almost time. I have enjoyed every moment I have spent with you. You’ve been a very dear friend, and I will miss you very much. I never thought that a job like this would be so fulfilling, but helping you prepare for your departure has changed my life. Are you sure you don’t want to live?</text:span></text:p>
                  <text:list>
                    <text:list-item>
                      <text:p text:style-name="P1"><text:span text:style-name="T8">*already conversed* </text:span><text:span text:style-name="T7">We talked about this already, MILO. I haven’t changed my mind about it.</text:span></text:p>
                      <text:list>
                        <text:list-item>
                          <text:p text:style-name="P2">You’re right. I shouldn’t have brought it up again. Where would you like to go next?</text:p>
                        </text:list-item>
                      </text:list>
                    </text:list-item>
                    <text:list-item>
                      <text:p text:style-name="P1"><text:span text:style-name="T8">*not conversed* </text:span><text:span text:style-name="T7">I can’t, MILO. This program makes me feel closer to my family.</text:span></text:p>
                      <text:list>
                        <text:list-item>
                          <text:p text:style-name="P2"><text:soft-page-break/>I understand. I never had a family, so I guess I’m just having a hard time wrapping my mind around your situation. Let’s get back to your list. Where would you like to go next?</text:p>
                        </text:list-item>
                      </text:list>
                    </text:list-item>
                    <text:list-item>
                      <text:p text:style-name="P4">You know… Yes. Let’s do it! </text:p>
                      <text:list>
                        <text:list-item>
                          <text:p text:style-name="P2">You mean it? That would make me so happy, (Miss/Oshu)! Do you promise?</text:p>
                          <text:list>
                            <text:list-item>
                              <text:p text:style-name="P4">I promise!</text:p>
                              <text:list>
                                <text:list-item>
                                  <text:p text:style-name="P2">Wonderful! Just wonderful! Well. Back to other matters. Where would you like to go next?</text:p>
                                </text:list-item>
                              </text:list>
                            </text:list-item>
                            <text:list-item>
                              <text:p text:style-name="P5">I can’t make any promises, MILO.</text:p>
                              <text:list>
                                <text:list-item>
                                  <text:p text:style-name="P2">I understand commitments like that are difficult things. Well, let’s get back to the “mission.” Where would you like to go next?</text:p>
                                </text:list-item>
                              </text:list>
                            </text:list-item>
                          </text:list>
                        </text:list-item>
                      </text:list>
                    </text:list-item>
                    <text:list-item>
                      <text:p text:style-name="P5">If living meant dealing with you another second, I’d take death without hesitation.</text:p>
                      <text:list>
                        <text:list-item>
                          <text:p text:style-name="P2">[MILO is silent]</text:p>
                        </text:list-item>
                      </text:list>
                    </text:list-item>
                  </text:list>
                </text:list-item>
                <text:list-item>
                  <text:p text:style-name="P1"><text:span text:style-name="T8">**Commitment** <text:s/></text:span>(Miss/Oshu), <text:span text:style-name="T3">you are running out of time. I am not sure if you have changed your mind since our previous conversation, but soon you will be unable to turn off the program, and will suffer the fate of termination. We should get to a mechanic quickly.</text:span></text:p>
                </text:list-item>
              </text:list>
            </text:list-item>
          </text:list>
        </text:list-item>
        <text:list-item>
          <text:p text:style-name="P1">Oshu’s ending speech </text:p>
          <text:list>
            <text:list-item>
              <text:p text:style-name="P1">Ending early</text:p>
              <text:list>
                <text:list-item>
                  <text:p text:style-name="P1">The mechanic finished his work, and my Lifecycle Program was shut off. I felt a strange sense of relief. I had something the rest of my family didn't: A second chance. Although it was important that I felt human like them, I realized that this second chance was something any of them wanted dearly. If a human being were offered a second life on their deathbed, many would accept. I was now being given that offer, and I realize now that I want to accept. Who knows what will happen in the days to come. MILO and I spent time together anytime it didn't affect his work at the rental agency. We traversed much of space, and I saw and experienced things that dwarfed the original list. That bucket list grew and grew, and my life was filled with many happy memories. </text:p>
                </text:list-item>
              </text:list>
            </text:list-item>
            <text:list-item>
              <text:p text:style-name="P1">100% completion</text:p>
              <text:list>
                <text:list-item>
                  <text:p text:style-name="P3">I did it. I actually finished everything. I looked down at my list, and thought about everything that had happened throughout it. I thought about what lay before me. I wished for the heaven that so many of my human companions dreamed of. I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text:soft-page-break/>began to shut down one by one, and I felt my body relax. My sight shut down, and I was left in darkness. I was happy. This was the perfect ending. </text:p>
                  <text:list>
                    <text:list-item>
                      <text:p text:style-name="P1">Good standing with MILO <text:span text:style-name="T5">(10+) </text:span><text:span text:style-name="T2">I had made a very dear friend, and I had experienced everything I could ever ask for. <text:s/>My last thoughts were blurry and quiet as I faded away.</text:span></text:p>
                    </text:list-item>
                    <text:list-item>
                      <text:p text:style-name="P1">Neutral standing with MILO <text:span text:style-name="T7">(10 <text:s/>to -10) </text:span><text:span text:style-name="T2">My last thoughts were blurry and quiet as I faded away.</text:span></text:p>
                    </text:list-item>
                    <text:list-item>
                      <text:p text:style-name="P1">Bad standing with MILO <text:span text:style-name="T6">(-10+) </text:span><text:span text:style-name="T2">Although MILO and I fought a lot, it was nice to have him with me. It felt much less lonely. My last thoughts were blurry and quiet as I faded away.</text:span></text:p>
                    </text:list-item>
                  </text:list>
                </text:list-item>
              </text:list>
            </text:list-item>
            <text:list-item>
              <text:p text:style-name="P1">&lt;100% completion</text:p>
            </text:list-item>
            <text:list-item>
              <text:p text:style-name="P1">Although I wasn’t able to complete my list, I was pleased with my life’s ending. I looked down at my list, and thought about everything that had happened throughout it.<text:span text:style-name="T2"> I thought about what lay before me. I wished for the heaven that so many of my human companions dreamed of, and thought about how if it existed, Andy would be there. I missed Andy so much… MILO and I traveled to a nearby supernova, just out of distance to see it but not close enough to be affected. It was MILO’s idea. I watched the star explode, knowing that I’d soon meet a similar end. Had I been alive, I would cry. My programs began to shut down one by one, and I felt my body relax. My sight shut down, and I was left in darkness. I was happy. </text:span></text:p>
              <text:list>
                <text:list-item>
                  <text:p text:style-name="P1">Good standing with MILO <text:span text:style-name="T5">(10+) </text:span><text:span text:style-name="T2">I had made a very dear friend, and I had experienced everything I could ever ask for. My last thoughts were blurry and quiet as I faded away.</text:span></text:p>
                </text:list-item>
                <text:list-item>
                  <text:p text:style-name="P1">Neutral standing with MILO <text:span text:style-name="T7">(10 to -10)</text:span> <text:span text:style-name="T2">My last thoughts were blurry and quiet as I faded away.</text:span></text:p>
                </text:list-item>
                <text:list-item>
                  <text:p text:style-name="P1">Bad standing with MILO <text:span text:style-name="T6">(-10+)</text:span> <text:span text:style-name="T2">Although MILO and I fought a lot, it was nice to have him with me. It felt much less lonely. My last thoughts were blurry and quiet as I faded away.</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6</meta:editing-cycles>
    <meta:creation-date>2015-06-01T06:44:00</meta:creation-date>
    <dc:date>2015-09-14T18:57:16.36</dc:date>
    <meta:editing-duration>P2DT9H47M53S</meta:editing-duration>
    <meta:generator>OpenOffice/4.1.1$Win32 OpenOffice.org_project/411m6$Build-9775</meta:generator>
    <meta:document-statistic meta:table-count="0" meta:image-count="0" meta:object-count="0" meta:page-count="10" meta:paragraph-count="172" meta:word-count="3628" meta:character-count="200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